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3e8" officeooo:paragraph-rsid="001c03e8"/>
    </style:style>
    <style:style style:name="P2" style:family="paragraph" style:parent-style-name="Standard">
      <style:text-properties officeooo:rsid="001c03e8" officeooo:paragraph-rsid="001dd7a6"/>
    </style:style>
    <style:style style:name="P3" style:family="paragraph" style:parent-style-name="Standard">
      <style:text-properties officeooo:rsid="001c03e8" officeooo:paragraph-rsid="00217d60"/>
    </style:style>
    <style:style style:name="P4" style:family="paragraph" style:parent-style-name="Standard">
      <style:text-properties officeooo:paragraph-rsid="00217d60"/>
    </style:style>
    <style:style style:name="T1" style:family="text">
      <style:text-properties officeooo:rsid="001c03e8"/>
    </style:style>
    <style:style style:name="T2" style:family="text">
      <style:text-properties officeooo:rsid="001dd7a6"/>
    </style:style>
    <style:style style:name="T3" style:family="text">
      <style:text-properties officeooo:rsid="00217d60"/>
    </style:style>
    <style:style style:name="T4" style:family="text">
      <style:text-properties officeooo:rsid="00217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Journal de Dev</text:span></text:p>
      <text:p text:style-name="Standard"/>
      <text:p text:style-name="P1">Gambey </text:p>
      <text:p text:style-name="P1">Noa</text:p>
      <text:p text:style-name="P1"/>
      <text:p text:style-name="P1"/>
      <text:p text:style-name="P2">06/03/2023 : </text:p>
      <text:p text:style-name="P2"><text:tab/>Aujourd’hui link d’API et mise en place de fonction de Parse</text:p>
      <text:p text:style-name="P2"><text:tab/><text:span text:style-name="T2">Mise en Place de la structure </text:span></text:p>
      <text:p text:style-name="Standard"/>
      <text:p text:style-name="P3">0<text:span text:style-name="T3">7</text:span>/03/2023 : </text:p>
      <text:p text:style-name="P3"><text:tab/><text:span text:style-name="T3">Mise en place du site (décoration principale), création du style global des cards</text:span></text:p>
      <text:p text:style-name="P3"><text:tab/><text:span text:style-name="T4">Pétage de plombs sur l’affichage a cause d’un Json mal fichus </text:span></text:p>
      <text:p text:style-name="P3"><text:tab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20:01.476000000</meta:creation-date>
    <dc:date>2023-03-07T17:01:10.499000000</dc:date>
    <meta:editing-duration>PT2H3M6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0" meta:word-count="50" meta:character-count="293" meta:non-whitespace-character-count="237"/>
  </office:meta>
</office:document-meta>
</file>